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d37f" officeooo:paragraph-rsid="000ed37f"/>
    </style:style>
    <style:style style:name="P2" style:family="paragraph" style:parent-style-name="Text_20_body">
      <style:text-properties officeooo:rsid="00111c96" officeooo:paragraph-rsid="00111c96"/>
    </style:style>
    <style:style style:name="P3" style:family="paragraph" style:parent-style-name="Text_20_body">
      <style:text-properties fo:color="#c9211e" loext:opacity="100%" officeooo:rsid="00111c96" officeooo:paragraph-rsid="00111c96"/>
    </style:style>
    <style:style style:name="P4" style:family="paragraph" style:parent-style-name="Text_20_body">
      <style:text-properties fo:color="#c9211e" loext:opacity="100%" officeooo:rsid="00111c96" officeooo:paragraph-rsid="00141e67"/>
    </style:style>
    <style:style style:name="P5" style:family="paragraph" style:parent-style-name="Text_20_body">
      <style:text-properties fo:color="#000000" loext:opacity="100%" officeooo:rsid="00111c96" officeooo:paragraph-rsid="00111c96"/>
    </style:style>
    <style:style style:name="P6" style:family="paragraph" style:parent-style-name="Text_20_body">
      <style:text-properties fo:color="#000000" loext:opacity="100%" officeooo:rsid="00111c96" officeooo:paragraph-rsid="00141e67"/>
    </style:style>
    <style:style style:name="T1" style:family="text">
      <style:text-properties officeooo:rsid="000d54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officeooo:rsid="0012d9a9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2d9a9"/>
    </style:style>
    <style:style style:name="T7" style:family="text">
      <style:text-properties officeooo:rsid="00141e67"/>
    </style:style>
    <style:style style:name="T8" style:family="text">
      <style:text-properties officeooo:rsid="00161377"/>
    </style:style>
    <style:style style:name="T9" style:family="text">
      <style:text-properties officeooo:rsid="00164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national Standard Organizations</text:p>
      <text:p text:style-name="Text_20_body"><text:span text:style-name="T2">International Standards Organisation (ISO)</text:span>, whose Technical Committee number 215 <text:span text:style-name="T3">("TC/215")</text:span> creates and<text:span text:style-name="T1"> </text:span>approves health informatics standards. This committee is composed of representatives from the<text:span text:style-name="T1"> </text:span>national standards bodies such as ANSI, DIN, BS, CSA, Standards Australia, IRAM, etc.</text:p>
      <text:p text:style-name="Text_20_body"/>
      <text:p text:style-name="Text_20_body"><text:span text:style-name="T3">Technical Committee 251</text:span> of the Comité Européen de Normalization (CEN - European Committee for Standardization) is another important participant in health information standards development representing the European Union</text:p>
      <text:p text:style-name="Text_20_body"/>
      <text:p text:style-name="Text_20_body">A Controlled Vocabulary consists of a combination of restricted terms and grammar rules</text:p>
      <text:p text:style-name="P1">Versus ValueSets</text:p>
      <text:p text:style-name="P1"/>
      <text:p text:style-name="P2">Vocabulary Work Group:<text:line-break/>http://www.hl7.org/special/Committees/Vocab/index.cfm</text:p>
      <text:p text:style-name="P2"/>
      <text:p text:style-name="P2"><text:span text:style-name="T3">Concept Domain</text:span><text:span text:style-name="T4">, in HL7's CDA and V3 standards, "countries of the world," "the gender of a person (for administrative purposes)", </text:span>"languages of the world," etc.</text:p>
      <text:p text:style-name="P3">External Code Systems<text:span text:style-name="T4">, </text:span><text:span text:style-name="T6">e.g. SNOMED, </text:span><text:span text:style-name="T5">LOINC, ISO, ISO Standard 639 for languages, ISO Standard 3166 for country codes, ISO Standard 4217 for currencies</text:span></text:p>
      <text:p text:style-name="P3">Internal Code Systems</text:p>
      <text:p text:style-name="P5">V2 Code Systems<text:span text:style-name="T4">: <text:tab/>https://terminology.hl7.org/codesystems-v2.html</text:span></text:p>
      <text:p text:style-name="P5">V<text:span text:style-name="T4">3</text:span> Code Systems: <text:span text:style-name="T4"><text:tab/></text:span>https://terminology.hl7.org/codesystems-v<text:span text:style-name="T4">3</text:span>.html</text:p>
      <text:p text:style-name="P6"><text:span text:style-name="T4">FHIR Code Systems: </text:span>https://terminology.hl7.org/codesystems-fhir.html</text:p>
      <text:p text:style-name="P4">Common Terminology<text:span text:style-name="T7"> </text:span>Services (CTS)</text:p>
      <text:p text:style-name="P6">The HL7 Common Terminology Services (HL7 CTS) is an Application Programming Interface (API)<text:span text:style-name="T9"> </text:span>that can be used to access the content of vocabularies<text:span text:style-name="T9">.</text:span></text:p>
      <text:p text:style-name="P6"><text:span text:style-name="T9">see document at:<text:tab/></text:span>/home/lpg/Documents/HL7 V2/HL7 Common Terminology Server/HL7_CTS_R1_FINAL<text:span text:style-name="T8">/cts.htm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 Hanselmann</meta:initial-creator>
    <meta:creation-date>2023-02-09T10:25:09.681905476</meta:creation-date>
    <dc:date>2023-02-09T16:19:02.400586652</dc:date>
    <dc:creator>Marcel Hanselmann</dc:creator>
    <meta:editing-duration>PT43M39S</meta:editing-duration>
    <meta:editing-cycles>4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15" meta:word-count="185" meta:character-count="1522" meta:non-whitespace-character-count="1350"/>
  </office:meta>
</office:document-meta>
</file>